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547in" svg:height="7.3933in" svg:x="8.874in" svg:y="0.9831in">
            <draw:object draw:notify-on-update-of-ranges="Sheet1.B1:Sheet1.B1 Sheet1.B2:Sheet1.B11 Sheet1.C1:Sheet1.C1 Sheet1.C2:Sheet1.C11 Sheet1.D1:Sheet1.D1 Sheet1.D2:Sheet1.D11 Sheet1.E1:Sheet1.E1 Sheet1.E2:Sheet1.E11 Sheet1.F1:Sheet1.F1 Sheet1.F2:Sheet1.F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Alon</text:p>
          </table:table-cell>
          <table:table-cell office:value-type="string" calcext:value-type="string">
            <text:p>Alon W/ Angle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5* 12" office:value-type="float" office:value="60" calcext:value-type="float">
            <text:p>60</text:p>
          </table:table-cell>
          <table:table-cell office:value-type="float" office:value="55.4316" calcext:value-type="float">
            <text:p>55.4316</text:p>
          </table:table-cell>
          <table:table-cell office:value-type="float" office:value="55.6485" calcext:value-type="float">
            <text:p>55.6485</text:p>
          </table:table-cell>
          <table:table-cell office:value-type="float" office:value="62.8978" calcext:value-type="float">
            <text:p>62.8978</text:p>
          </table:table-cell>
          <table:table-cell table:formula="of:=AVERAGE([.C2];[.E2])" office:value-type="float" office:value="59.1647" calcext:value-type="float">
            <text:p>59.1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6 * 12" office:value-type="float" office:value="72" calcext:value-type="float">
            <text:p>72</text:p>
          </table:table-cell>
          <table:table-cell office:value-type="float" office:value="65.0382" calcext:value-type="float">
            <text:p>65.0382</text:p>
          </table:table-cell>
          <table:table-cell office:value-type="float" office:value="65.0878" calcext:value-type="float">
            <text:p>65.0878</text:p>
          </table:table-cell>
          <table:table-cell office:value-type="float" office:value="74.0415" calcext:value-type="float">
            <text:p>74.0415</text:p>
          </table:table-cell>
          <table:table-cell table:formula="of:=AVERAGE([.C3];[.E3])" office:value-type="float" office:value="69.53985" calcext:value-type="float">
            <text:p>69.53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84.8031" calcext:value-type="float">
            <text:p>84.8031</text:p>
          </table:table-cell>
          <table:table-cell office:value-type="float" office:value="84.9116" calcext:value-type="float">
            <text:p>84.9116</text:p>
          </table:table-cell>
          <table:table-cell office:value-type="float" office:value="96.8885" calcext:value-type="float">
            <text:p>96.8885</text:p>
          </table:table-cell>
          <table:table-cell table:formula="of:=AVERAGE([.C4];[.E4])" office:value-type="float" office:value="90.8458" calcext:value-type="float">
            <text:p>90.84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9*12" office:value-type="float" office:value="108" calcext:value-type="float">
            <text:p>108</text:p>
          </table:table-cell>
          <table:table-cell office:value-type="float" office:value="101.081" calcext:value-type="float">
            <text:p>101.081</text:p>
          </table:table-cell>
          <table:table-cell office:value-type="float" office:value="101.249" calcext:value-type="float">
            <text:p>101.249</text:p>
          </table:table-cell>
          <table:table-cell office:value-type="float" office:value="115.661" calcext:value-type="float">
            <text:p>115.661</text:p>
          </table:table-cell>
          <table:table-cell table:formula="of:=AVERAGE([.C5];[.E5])" office:value-type="float" office:value="108.371" calcext:value-type="float">
            <text:p>108.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10.301" calcext:value-type="float">
            <text:p>110.301</text:p>
          </table:table-cell>
          <table:table-cell office:value-type="float" office:value="110.489" calcext:value-type="float">
            <text:p>110.489</text:p>
          </table:table-cell>
          <table:table-cell office:value-type="float" office:value="126.283" calcext:value-type="float">
            <text:p>126.283</text:p>
          </table:table-cell>
          <table:table-cell table:formula="of:=AVERAGE([.C6];[.E6])" office:value-type="float" office:value="118.292" calcext:value-type="float">
            <text:p>118.2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1*12" office:value-type="float" office:value="132" calcext:value-type="float">
            <text:p>132</text:p>
          </table:table-cell>
          <table:table-cell office:value-type="float" office:value="128.036" calcext:value-type="float">
            <text:p>128.036</text:p>
          </table:table-cell>
          <table:table-cell office:value-type="float" office:value="128.263" calcext:value-type="float">
            <text:p>128.263</text:p>
          </table:table-cell>
          <table:table-cell office:value-type="float" office:value="146.701" calcext:value-type="float">
            <text:p>146.701</text:p>
          </table:table-cell>
          <table:table-cell table:formula="of:=AVERAGE([.C7];[.E7])" office:value-type="float" office:value="137.3685" calcext:value-type="float">
            <text:p>137.36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3*12" office:value-type="float" office:value="156" calcext:value-type="float">
            <text:p>156</text:p>
          </table:table-cell>
          <table:table-cell office:value-type="float" office:value="152.566" calcext:value-type="float">
            <text:p>152.566</text:p>
          </table:table-cell>
          <table:table-cell office:value-type="float" office:value="152.981" calcext:value-type="float">
            <text:p>152.981</text:p>
          </table:table-cell>
          <table:table-cell office:value-type="float" office:value="174.922" calcext:value-type="float">
            <text:p>174.922</text:p>
          </table:table-cell>
          <table:table-cell table:formula="of:=AVERAGE([.C8];[.E8])" office:value-type="float" office:value="163.744" calcext:value-type="float">
            <text:p>163.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4*12" office:value-type="float" office:value="168" calcext:value-type="float">
            <text:p>168</text:p>
          </table:table-cell>
          <table:table-cell office:value-type="float" office:value="162.434" calcext:value-type="float">
            <text:p>162.434</text:p>
          </table:table-cell>
          <table:table-cell office:value-type="float" office:value="162.83" calcext:value-type="float">
            <text:p>162.83</text:p>
          </table:table-cell>
          <table:table-cell office:value-type="float" office:value="186.27" calcext:value-type="float">
            <text:p>186.27</text:p>
          </table:table-cell>
          <table:table-cell table:formula="of:=AVERAGE([.C9];[.E9])" office:value-type="float" office:value="174.352" calcext:value-type="float">
            <text:p>174.3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5*12" office:value-type="float" office:value="180" calcext:value-type="float">
            <text:p>180</text:p>
          </table:table-cell>
          <table:table-cell office:value-type="float" office:value="177.441" calcext:value-type="float">
            <text:p>177.441</text:p>
          </table:table-cell>
          <table:table-cell office:value-type="float" office:value="177.94" calcext:value-type="float">
            <text:p>177.94</text:p>
          </table:table-cell>
          <table:table-cell office:value-type="float" office:value="203.525" calcext:value-type="float">
            <text:p>203.525</text:p>
          </table:table-cell>
          <table:table-cell table:formula="of:=AVERAGE([.C10];[.E10])" office:value-type="float" office:value="190.483" calcext:value-type="float">
            <text:p>190.4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7*12" office:value-type="float" office:value="204" calcext:value-type="float">
            <text:p>204</text:p>
          </table:table-cell>
          <table:table-cell office:value-type="float" office:value="186.567" calcext:value-type="float">
            <text:p>186.567</text:p>
          </table:table-cell>
          <table:table-cell office:value-type="float" office:value="187.013" calcext:value-type="float">
            <text:p>187.013</text:p>
          </table:table-cell>
          <table:table-cell office:value-type="float" office:value="214.016" calcext:value-type="float">
            <text:p>214.016</text:p>
          </table:table-cell>
          <table:table-cell table:formula="of:=AVERAGE([.C11];[.E11])" office:value-type="float" office:value="200.2915" calcext:value-type="float">
            <text:p>200.29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8:36:15.813902848</meta:creation-date>
    <dc:date>2015-02-11T19:16:56.014219427</dc:date>
    <meta:editing-duration>PT25M26S</meta:editing-duration>
    <meta:editing-cycles>7</meta:editing-cycles>
    <meta:generator>LibreOffice/4.3.3.2$Linux_X86_64 LibreOffice_project/430m0$Build-2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38cm" svg:height="18.78cm" xlink:href=".." xlink:type="simple" chart:class="chart:scatter" chart:style-name="ch1">
        <chart:legend svg:x="0cm" svg:y="0cm" style:legend-expansion="custom" chartooo:width="22.238cm" chartooo:height="18.778cm" style:legend-expansion-aspect-ratio="1.18425817445947" chart:style-name="ch2"/>
        <chart:plot-area chart:style-name="ch3" table:cell-range-address="Sheet1.B1:Sheet1.F11" chart:data-source-has-labels="both" svg:x="0.444cm" svg:y="0.375cm" svg:width="21.35cm" svg:height="18.03cm">
          <chartooo:coordinate-region svg:x="1.251cm" svg:y="0.574cm" svg:width="20.263cm" svg:height="17.184cm"/>
          <chart:axis chart:dimension="x" chart:name="primary-x" chart:style-name="ch4" chartooo:axis-type="auto">
            <chart:categories table:cell-range-address="Sheet1.B2:Sheet1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1" chart:label-cell-address="Sheet1.C1:Sheet1.C1" chart:class="chart:scatter">
            <chart:domain table:cell-range-address="Sheet1.B2:Sheet1.B11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series chart:style-name="ch8" chart:values-cell-range-address="Sheet1.D2:Sheet1.D11" chart:label-cell-address="Sheet1.D1:Sheet1.D1" chart:class="chart:scatter">
            <chart:data-point chart:repeated="10"/>
          </chart:series>
          <chart:series chart:style-name="ch9" chart:values-cell-range-address="Sheet1.E2:Sheet1.E11" chart:label-cell-address="Sheet1.E1:Sheet1.E1" chart:class="chart:scatter">
            <chart:regression-curve chart:style-name="ch10">
              <chart:equation chart:display-equation="true" chart:display-r-square="true"/>
            </chart:regression-curve>
            <chart:data-point chart:repeated="10"/>
          </chart:series>
          <chart:series chart:style-name="ch11" chart:values-cell-range-address="Sheet1.F2:Sheet1.F11" chart:label-cell-address="Sheet1.F1:Sheet1.F1" chart:class="chart:scatter">
            <chart:regression-curve chart:style-name="ch12">
              <chart:equation chart:display-equation="true" chart:display-r-square="false"/>
            </chart:regression-curve>
            <chart:regression-curve chart:style-name="ch12">
              <chart:equation chart:display-equation="true" chart:display-r-square="true"/>
            </chart:regression-curve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on</text:p>
                <draw:g>
                  <svg:desc>Sheet1.C1:Sheet1.C1</svg:desc>
                </draw:g>
              </table:table-cell>
              <table:table-cell office:value-type="string">
                <text:p>Alon W/ Angle</text:p>
                <draw:g>
                  <svg:desc>Sheet1.D1:Sheet1.D1</svg:desc>
                </draw:g>
              </table:table-cell>
              <table:table-cell office:value-type="string">
                <text:p>Kevin</text:p>
                <draw:g>
                  <svg:desc>Sheet1.E1:Sheet1.E1</svg:desc>
                </draw:g>
              </table:table-cell>
              <table:table-cell office:value-type="string">
                <text:p>Averag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60">
                <text:p>60</text:p>
                <draw:g>
                  <svg:desc>Sheet1.B2:Sheet1.B11</svg:desc>
                </draw:g>
              </table:table-cell>
              <table:table-cell office:value-type="float" office:value="55.4316">
                <text:p>55.4316</text:p>
                <draw:g>
                  <svg:desc>Sheet1.C2:Sheet1.C11</svg:desc>
                </draw:g>
              </table:table-cell>
              <table:table-cell office:value-type="float" office:value="55.6485">
                <text:p>55.6485</text:p>
                <draw:g>
                  <svg:desc>Sheet1.D2:Sheet1.D11</svg:desc>
                </draw:g>
              </table:table-cell>
              <table:table-cell office:value-type="float" office:value="62.8978">
                <text:p>62.8978</text:p>
                <draw:g>
                  <svg:desc>Sheet1.E2:Sheet1.E11</svg:desc>
                </draw:g>
              </table:table-cell>
              <table:table-cell office:value-type="float" office:value="59.1647">
                <text:p>59.1647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65.0382">
                <text:p>65.0382</text:p>
              </table:table-cell>
              <table:table-cell office:value-type="float" office:value="65.0878">
                <text:p>65.0878</text:p>
              </table:table-cell>
              <table:table-cell office:value-type="float" office:value="74.0415">
                <text:p>74.0415</text:p>
              </table:table-cell>
              <table:table-cell office:value-type="float" office:value="69.53985">
                <text:p>69.5398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.8031">
                <text:p>84.8031</text:p>
              </table:table-cell>
              <table:table-cell office:value-type="float" office:value="84.9116">
                <text:p>84.9116</text:p>
              </table:table-cell>
              <table:table-cell office:value-type="float" office:value="96.8885">
                <text:p>96.8885</text:p>
              </table:table-cell>
              <table:table-cell office:value-type="float" office:value="90.8458">
                <text:p>90.845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1.081">
                <text:p>101.081</text:p>
              </table:table-cell>
              <table:table-cell office:value-type="float" office:value="101.249">
                <text:p>101.249</text:p>
              </table:table-cell>
              <table:table-cell office:value-type="float" office:value="115.661">
                <text:p>115.661</text:p>
              </table:table-cell>
              <table:table-cell office:value-type="float" office:value="108.371">
                <text:p>108.3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0.301">
                <text:p>110.301</text:p>
              </table:table-cell>
              <table:table-cell office:value-type="float" office:value="110.489">
                <text:p>110.489</text:p>
              </table:table-cell>
              <table:table-cell office:value-type="float" office:value="126.283">
                <text:p>126.283</text:p>
              </table:table-cell>
              <table:table-cell office:value-type="float" office:value="118.292">
                <text:p>118.29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28.036">
                <text:p>128.036</text:p>
              </table:table-cell>
              <table:table-cell office:value-type="float" office:value="128.263">
                <text:p>128.263</text:p>
              </table:table-cell>
              <table:table-cell office:value-type="float" office:value="146.701">
                <text:p>146.701</text:p>
              </table:table-cell>
              <table:table-cell office:value-type="float" office:value="137.3685">
                <text:p>137.368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2.566">
                <text:p>152.566</text:p>
              </table:table-cell>
              <table:table-cell office:value-type="float" office:value="152.981">
                <text:p>152.981</text:p>
              </table:table-cell>
              <table:table-cell office:value-type="float" office:value="174.922">
                <text:p>174.922</text:p>
              </table:table-cell>
              <table:table-cell office:value-type="float" office:value="163.744">
                <text:p>163.74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2.434">
                <text:p>162.434</text:p>
              </table:table-cell>
              <table:table-cell office:value-type="float" office:value="162.83">
                <text:p>162.83</text:p>
              </table:table-cell>
              <table:table-cell office:value-type="float" office:value="186.27">
                <text:p>186.27</text:p>
              </table:table-cell>
              <table:table-cell office:value-type="float" office:value="174.352">
                <text:p>174.35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7.441">
                <text:p>177.441</text:p>
              </table:table-cell>
              <table:table-cell office:value-type="float" office:value="177.94">
                <text:p>177.94</text:p>
              </table:table-cell>
              <table:table-cell office:value-type="float" office:value="203.525">
                <text:p>203.525</text:p>
              </table:table-cell>
              <table:table-cell office:value-type="float" office:value="190.483">
                <text:p>190.48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86.567">
                <text:p>186.567</text:p>
              </table:table-cell>
              <table:table-cell office:value-type="float" office:value="187.013">
                <text:p>187.013</text:p>
              </table:table-cell>
              <table:table-cell office:value-type="float" office:value="214.016">
                <text:p>214.016</text:p>
              </table:table-cell>
              <table:table-cell office:value-type="float" office:value="200.2915">
                <text:p>200.2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